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2:02:09.114863340</meta:creation-date>
    <dc:date>2022-10-14T12:10:00.726029123</dc:date>
    <meta:editing-duration>PT7M53S</meta:editing-duration>
    <meta:editing-cycles>1</meta:editing-cycles>
    <meta:document-statistic meta:table-count="1" meta:cell-count="3" meta:object-count="0"/>
    <meta:generator>LibreOffice/7.0.4.2$Linux_X86_64 LibreOffice_project/00$Build-2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
sub pasttex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6"

dispatcher.executeDispatch(document, ".uno:GoToCell", "", 0, args1())

rem ----------------------------------------------------------------------
dim args2(0) as new com.sun.star.beans.PropertyValue
args2(0).Name = "Format"
args2(0).Value = 1

dispatcher.executeDispatch(document, ".uno:PasteSpecial", "", 0, args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